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975cm"/>
    </style:style>
    <style:style style:name="co2" style:family="table-column">
      <style:table-column-properties fo:break-before="auto" style:column-width="1.434cm"/>
    </style:style>
    <style:style style:name="co3" style:family="table-column">
      <style:table-column-properties fo:break-before="auto" style:column-width="1.24cm"/>
    </style:style>
    <style:style style:name="co4" style:family="table-column">
      <style:table-column-properties fo:break-before="auto" style:column-width="1.5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4triples_peng" table:style-name="ta1">
        <table:shapes>
          <draw:frame draw:z-index="0" draw:style-name="gr1" draw:text-style-name="P1" svg:width="15.993cm" svg:height="9.098cm" svg:x="1.084cm" svg:y="0.108cm">
            <draw:object draw:notify-on-update-of-ranges="4triples_peng.F1:4triples_peng.F1 4triples_peng.F2:4triples_peng.F19 4triples_peng.G1:4triples_peng.G1 4triples_peng.G2:4triples_peng.G19 4triples_peng.H1:4triples_peng.H1 4triples_peng.H2:4triples_peng.H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tur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ratio</text:p>
          </table:table-cell>
          <table:table-cell/>
          <table:table-cell table:formula="of:=[.A1]" office:value-type="string" office:string-value="turn" calcext:value-type="string">
            <text:p>turn</text:p>
          </table:table-cell>
          <table:table-cell table:formula="of:=[.B1]" office:value-type="string" office:string-value="magic" calcext:value-type="string">
            <text:p>magic</text:p>
          </table:table-cell>
          <table:table-cell table:formula="of:=[.C1]" office:value-type="string" office:string-value="real" calcext:value-type="string">
            <text:p>re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table:formula="of:=[.A2]" office:value-type="float" office:value="1" calcext:value-type="float">
            <text:p>1</text:p>
          </table:table-cell>
          <table:table-cell table:formula="of:=[.B2]/1000000" office:value-type="float" office:value="0" calcext:value-type="float">
            <text:p>0</text:p>
          </table:table-cell>
          <table:table-cell table:formula="of:=[.C2]/10000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table:formula="of:=[.A3]" office:value-type="float" office:value="2" calcext:value-type="float">
            <text:p>2</text:p>
          </table:table-cell>
          <table:table-cell table:formula="of:=[.B3]/1000000" office:value-type="float" office:value="0" calcext:value-type="float">
            <text:p>0</text:p>
          </table:table-cell>
          <table:table-cell table:formula="of:=[.C3]/10000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/>
          <table:table-cell table:formula="of:=[.A4]" office:value-type="float" office:value="3" calcext:value-type="float">
            <text:p>3</text:p>
          </table:table-cell>
          <table:table-cell table:formula="of:=[.B4]/1000000" office:value-type="float" office:value="0.000001" calcext:value-type="float">
            <text:p>0.000001</text:p>
          </table:table-cell>
          <table:table-cell table:formula="of:=[.C4]/10000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.375" calcext:value-type="float">
            <text:p>1.375</text:p>
          </table:table-cell>
          <table:table-cell/>
          <table:table-cell table:formula="of:=[.A5]" office:value-type="float" office:value="4" calcext:value-type="float">
            <text:p>4</text:p>
          </table:table-cell>
          <table:table-cell table:formula="of:=[.B5]/1000000" office:value-type="float" office:value="0.000011" calcext:value-type="float">
            <text:p>0.000011</text:p>
          </table:table-cell>
          <table:table-cell table:formula="of:=[.C5]/1000000"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.66667" calcext:value-type="float">
            <text:p>1.66667</text:p>
          </table:table-cell>
          <table:table-cell/>
          <table:table-cell table:formula="of:=[.A6]" office:value-type="float" office:value="5" calcext:value-type="float">
            <text:p>5</text:p>
          </table:table-cell>
          <table:table-cell table:formula="of:=[.B6]/1000000" office:value-type="float" office:value="0.000075" calcext:value-type="float">
            <text:p>0.000075</text:p>
          </table:table-cell>
          <table:table-cell table:formula="of:=[.C6]/1000000" office:value-type="float" office:value="0.000045" calcext:value-type="float">
            <text:p>0.0000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2" calcext:value-type="float">
            <text:p>292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7]" office:value-type="float" office:value="6" calcext:value-type="float">
            <text:p>6</text:p>
          </table:table-cell>
          <table:table-cell table:formula="of:=[.B7]/1000000" office:value-type="float" office:value="0.000292" calcext:value-type="float">
            <text:p>0.000292</text:p>
          </table:table-cell>
          <table:table-cell table:formula="of:=[.C7]/1000000" office:value-type="float" office:value="0.000146" calcext:value-type="float">
            <text:p>0.0001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3" calcext:value-type="float">
            <text:p>963</text:p>
          </table:table-cell>
          <table:table-cell office:value-type="float" office:value="413" calcext:value-type="float">
            <text:p>413</text:p>
          </table:table-cell>
          <table:table-cell office:value-type="float" office:value="2.33172" calcext:value-type="float">
            <text:p>2.33172</text:p>
          </table:table-cell>
          <table:table-cell/>
          <table:table-cell table:formula="of:=[.A8]" office:value-type="float" office:value="7" calcext:value-type="float">
            <text:p>7</text:p>
          </table:table-cell>
          <table:table-cell table:formula="of:=[.B8]/1000000" office:value-type="float" office:value="0.000963" calcext:value-type="float">
            <text:p>0.000963</text:p>
          </table:table-cell>
          <table:table-cell table:formula="of:=[.C8]/1000000" office:value-type="float" office:value="0.000413" calcext:value-type="float">
            <text:p>0.0004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46" calcext:value-type="float">
            <text:p>2646</text:p>
          </table:table-cell>
          <table:table-cell office:value-type="float" office:value="927" calcext:value-type="float">
            <text:p>927</text:p>
          </table:table-cell>
          <table:table-cell office:value-type="float" office:value="2.85437" calcext:value-type="float">
            <text:p>2.85437</text:p>
          </table:table-cell>
          <table:table-cell/>
          <table:table-cell table:formula="of:=[.A9]" office:value-type="float" office:value="8" calcext:value-type="float">
            <text:p>8</text:p>
          </table:table-cell>
          <table:table-cell table:formula="of:=[.B9]/1000000" office:value-type="float" office:value="0.002646" calcext:value-type="float">
            <text:p>0.002646</text:p>
          </table:table-cell>
          <table:table-cell table:formula="of:=[.C9]/1000000" office:value-type="float" office:value="0.000927" calcext:value-type="float">
            <text:p>0.0009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68" calcext:value-type="float">
            <text:p>6468</text:p>
          </table:table-cell>
          <table:table-cell office:value-type="float" office:value="2012" calcext:value-type="float">
            <text:p>2012</text:p>
          </table:table-cell>
          <table:table-cell office:value-type="float" office:value="3.21471" calcext:value-type="float">
            <text:p>3.21471</text:p>
          </table:table-cell>
          <table:table-cell/>
          <table:table-cell table:formula="of:=[.A10]" office:value-type="float" office:value="9" calcext:value-type="float">
            <text:p>9</text:p>
          </table:table-cell>
          <table:table-cell table:formula="of:=[.B10]/1000000" office:value-type="float" office:value="0.006468" calcext:value-type="float">
            <text:p>0.006468</text:p>
          </table:table-cell>
          <table:table-cell table:formula="of:=[.C10]/1000000" office:value-type="float" office:value="0.002012" calcext:value-type="float">
            <text:p>0.0020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791" calcext:value-type="float">
            <text:p>13791</text:p>
          </table:table-cell>
          <table:table-cell office:value-type="float" office:value="3867" calcext:value-type="float">
            <text:p>3867</text:p>
          </table:table-cell>
          <table:table-cell office:value-type="float" office:value="3.56633" calcext:value-type="float">
            <text:p>3.56633</text:p>
          </table:table-cell>
          <table:table-cell/>
          <table:table-cell table:formula="of:=[.A11]" office:value-type="float" office:value="10" calcext:value-type="float">
            <text:p>10</text:p>
          </table:table-cell>
          <table:table-cell table:formula="of:=[.B11]/1000000" office:value-type="float" office:value="0.013791" calcext:value-type="float">
            <text:p>0.013791</text:p>
          </table:table-cell>
          <table:table-cell table:formula="of:=[.C11]/1000000" office:value-type="float" office:value="0.003867" calcext:value-type="float">
            <text:p>0.0038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32" calcext:value-type="float">
            <text:p>27132</text:p>
          </table:table-cell>
          <table:table-cell office:value-type="float" office:value="6899" calcext:value-type="float">
            <text:p>6899</text:p>
          </table:table-cell>
          <table:table-cell office:value-type="float" office:value="3.93274" calcext:value-type="float">
            <text:p>3.93274</text:p>
          </table:table-cell>
          <table:table-cell/>
          <table:table-cell table:formula="of:=[.A12]" office:value-type="float" office:value="11" calcext:value-type="float">
            <text:p>11</text:p>
          </table:table-cell>
          <table:table-cell table:formula="of:=[.B12]/1000000" office:value-type="float" office:value="0.027132" calcext:value-type="float">
            <text:p>0.027132</text:p>
          </table:table-cell>
          <table:table-cell table:formula="of:=[.C12]/1000000" office:value-type="float" office:value="0.006899" calcext:value-type="float">
            <text:p>0.0068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896" calcext:value-type="float">
            <text:p>48896</text:p>
          </table:table-cell>
          <table:table-cell office:value-type="float" office:value="11352" calcext:value-type="float">
            <text:p>11352</text:p>
          </table:table-cell>
          <table:table-cell office:value-type="float" office:value="4.30726" calcext:value-type="float">
            <text:p>4.30726</text:p>
          </table:table-cell>
          <table:table-cell/>
          <table:table-cell table:formula="of:=[.A13]" office:value-type="float" office:value="12" calcext:value-type="float">
            <text:p>12</text:p>
          </table:table-cell>
          <table:table-cell table:formula="of:=[.B13]/1000000" office:value-type="float" office:value="0.048896" calcext:value-type="float">
            <text:p>0.048896</text:p>
          </table:table-cell>
          <table:table-cell table:formula="of:=[.C13]/1000000" office:value-type="float" office:value="0.011352" calcext:value-type="float">
            <text:p>0.0113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1465" calcext:value-type="float">
            <text:p>81465</text:p>
          </table:table-cell>
          <table:table-cell office:value-type="float" office:value="17943" calcext:value-type="float">
            <text:p>17943</text:p>
          </table:table-cell>
          <table:table-cell office:value-type="float" office:value="4.54021" calcext:value-type="float">
            <text:p>4.54021</text:p>
          </table:table-cell>
          <table:table-cell/>
          <table:table-cell table:formula="of:=[.A14]" office:value-type="float" office:value="13" calcext:value-type="float">
            <text:p>13</text:p>
          </table:table-cell>
          <table:table-cell table:formula="of:=[.B14]/1000000" office:value-type="float" office:value="0.081465" calcext:value-type="float">
            <text:p>0.081465</text:p>
          </table:table-cell>
          <table:table-cell table:formula="of:=[.C14]/1000000" office:value-type="float" office:value="0.017943" calcext:value-type="float">
            <text:p>0.0179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7636" calcext:value-type="float">
            <text:p>127636</text:p>
          </table:table-cell>
          <table:table-cell office:value-type="float" office:value="26768" calcext:value-type="float">
            <text:p>26768</text:p>
          </table:table-cell>
          <table:table-cell office:value-type="float" office:value="4.76823" calcext:value-type="float">
            <text:p>4.76823</text:p>
          </table:table-cell>
          <table:table-cell/>
          <table:table-cell table:formula="of:=[.A15]" office:value-type="float" office:value="14" calcext:value-type="float">
            <text:p>14</text:p>
          </table:table-cell>
          <table:table-cell table:formula="of:=[.B15]/1000000" office:value-type="float" office:value="0.127636" calcext:value-type="float">
            <text:p>0.127636</text:p>
          </table:table-cell>
          <table:table-cell table:formula="of:=[.C15]/1000000" office:value-type="float" office:value="0.026768" calcext:value-type="float">
            <text:p>0.0267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8425" calcext:value-type="float">
            <text:p>188425</text:p>
          </table:table-cell>
          <table:table-cell office:value-type="float" office:value="38272" calcext:value-type="float">
            <text:p>38272</text:p>
          </table:table-cell>
          <table:table-cell office:value-type="float" office:value="4.92331" calcext:value-type="float">
            <text:p>4.92331</text:p>
          </table:table-cell>
          <table:table-cell/>
          <table:table-cell table:formula="of:=[.A16]" office:value-type="float" office:value="15" calcext:value-type="float">
            <text:p>15</text:p>
          </table:table-cell>
          <table:table-cell table:formula="of:=[.B16]/1000000" office:value-type="float" office:value="0.188425" calcext:value-type="float">
            <text:p>0.188425</text:p>
          </table:table-cell>
          <table:table-cell table:formula="of:=[.C16]/1000000" office:value-type="float" office:value="0.038272" calcext:value-type="float">
            <text:p>0.0382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3163" calcext:value-type="float">
            <text:p>263163</text:p>
          </table:table-cell>
          <table:table-cell office:value-type="float" office:value="52464" calcext:value-type="float">
            <text:p>52464</text:p>
          </table:table-cell>
          <table:table-cell office:value-type="float" office:value="5.01607" calcext:value-type="float">
            <text:p>5.01607</text:p>
          </table:table-cell>
          <table:table-cell/>
          <table:table-cell table:formula="of:=[.A17]" office:value-type="float" office:value="16" calcext:value-type="float">
            <text:p>16</text:p>
          </table:table-cell>
          <table:table-cell table:formula="of:=[.B17]/1000000" office:value-type="float" office:value="0.263163" calcext:value-type="float">
            <text:p>0.263163</text:p>
          </table:table-cell>
          <table:table-cell table:formula="of:=[.C17]/1000000" office:value-type="float" office:value="0.052464" calcext:value-type="float">
            <text:p>0.0524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9830" calcext:value-type="float">
            <text:p>349830</text:p>
          </table:table-cell>
          <table:table-cell office:value-type="float" office:value="69562" calcext:value-type="float">
            <text:p>69562</text:p>
          </table:table-cell>
          <table:table-cell office:value-type="float" office:value="5.02904" calcext:value-type="float">
            <text:p>5.02904</text:p>
          </table:table-cell>
          <table:table-cell/>
          <table:table-cell table:formula="of:=[.A18]" office:value-type="float" office:value="17" calcext:value-type="float">
            <text:p>17</text:p>
          </table:table-cell>
          <table:table-cell table:formula="of:=[.B18]/1000000" office:value-type="float" office:value="0.34983" calcext:value-type="float">
            <text:p>0.34983</text:p>
          </table:table-cell>
          <table:table-cell table:formula="of:=[.C18]/1000000" office:value-type="float" office:value="0.069562" calcext:value-type="float">
            <text:p>0.0695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5130" calcext:value-type="float">
            <text:p>445130</text:p>
          </table:table-cell>
          <table:table-cell office:value-type="float" office:value="89479" calcext:value-type="float">
            <text:p>89479</text:p>
          </table:table-cell>
          <table:table-cell office:value-type="float" office:value="4.97469" calcext:value-type="float">
            <text:p>4.97469</text:p>
          </table:table-cell>
          <table:table-cell/>
          <table:table-cell table:formula="of:=[.A19]" office:value-type="float" office:value="18" calcext:value-type="float">
            <text:p>18</text:p>
          </table:table-cell>
          <table:table-cell table:formula="of:=[.B19]/1000000" office:value-type="float" office:value="0.44513" calcext:value-type="float">
            <text:p>0.44513</text:p>
          </table:table-cell>
          <table:table-cell table:formula="of:=[.C19]/1000000" office:value-type="float" office:value="0.089479" calcext:value-type="float">
            <text:p>0.0894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0T20:41:51.142000000</dc:date>
    <meta:editing-duration>PT1M27S</meta:editing-duration>
    <meta:editing-cycles>1</meta:editing-cycles>
    <meta:document-statistic meta:table-count="1" meta:cell-count="133" meta:object-count="1"/>
    <meta:generator>LibreOffice/7.2.6.2$Windows_X86_64 LibreOffice_project/b0ec3a565991f7569a5a7f5d24fed7f52653d754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9.099cm" xlink:href=".." xlink:type="simple" chart:class="chart:line" chart:style-name="ch1">
        <chart:title svg:x="4.245cm" svg:y="0.317cm" chart:style-name="ch2">
          <text:p>対々和の和了率（ポン・ロン含む）</text:p>
        </chart:title>
        <chart:legend chart:legend-position="end" svg:x="13.645cm" svg:y="3.886cm" style:legend-expansion="high" chart:style-name="ch3"/>
        <chart:plot-area chart:style-name="ch4" table:cell-range-address="4triples_peng.F1:4triples_peng.H19" chart:data-source-has-labels="both" svg:x="1.419cm" svg:y="1.427cm" svg:width="11.907cm" svg:height="6.421cm">
          <chart:coordinate-region svg:x="2.358cm" svg:y="1.684cm" svg:width="10.772cm" svg:height="5.402cm"/>
          <chart:axis chart:dimension="x" chart:name="primary-x" chart:style-name="ch5" chartooo:axis-type="auto">
            <chartooo:date-scale/>
            <chart:title svg:x="6.997cm" svg:y="8.03cm" chart:style-name="ch6">
              <text:p>巡目</text:p>
            </chart:title>
            <chart:categories table:cell-range-address="4triples_peng.F2:4triples_peng.F19"/>
          </chart:axis>
          <chart:axis chart:dimension="y" chart:name="primary-y" chart:style-name="ch5">
            <chart:title svg:x="0.451cm" svg:y="5.171cm" chart:style-name="ch7">
              <text:p>和了率</text:p>
            </chart:title>
            <chart:grid chart:style-name="ch8" chart:class="major"/>
          </chart:axis>
          <chart:series chart:style-name="ch9" chart:values-cell-range-address="4triples_peng.G2:4triples_peng.G19" chart:label-cell-address="4triples_peng.G1:4triples_peng.G1" chart:class="chart:line">
            <chart:data-point chart:repeated="18"/>
          </chart:series>
          <chart:series chart:style-name="ch10" chart:values-cell-range-address="4triples_peng.H2:4triples_peng.H19" chart:label-cell-address="4triples_peng.H1:4triples_peng.H1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ic</text:p>
                <draw:g>
                  <svg:desc>4triples_peng.G1:4triples_peng.G1</svg:desc>
                </draw:g>
              </table:table-cell>
              <table:table-cell office:value-type="string">
                <text:p>real</text:p>
                <draw:g>
                  <svg:desc>4triples_peng.H1:4triples_peng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4triples_peng.F2:4triples_peng.F19</svg:desc>
                </draw:g>
              </table:table-cell>
              <table:table-cell office:value-type="float" office:value="0">
                <text:p>0</text:p>
                <draw:g>
                  <svg:desc>4triples_peng.G2:4triples_peng.G19</svg:desc>
                </draw:g>
              </table:table-cell>
              <table:table-cell office:value-type="float" office:value="0">
                <text:p>0</text:p>
                <draw:g>
                  <svg:desc>4triples_peng.H2:4triples_peng.H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75">
                <text:p>0.000075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292">
                <text:p>0.000292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963">
                <text:p>0.000963</text:p>
              </table:table-cell>
              <table:table-cell office:value-type="float" office:value="0.000413">
                <text:p>0.0004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2646">
                <text:p>0.002646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6468">
                <text:p>0.006468</text:p>
              </table:table-cell>
              <table:table-cell office:value-type="float" office:value="0.002012">
                <text:p>0.0020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3791">
                <text:p>0.013791</text:p>
              </table:table-cell>
              <table:table-cell office:value-type="float" office:value="0.003867">
                <text:p>0.0038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27132">
                <text:p>0.027132</text:p>
              </table:table-cell>
              <table:table-cell office:value-type="float" office:value="0.006899">
                <text:p>0.0068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48896">
                <text:p>0.048896</text:p>
              </table:table-cell>
              <table:table-cell office:value-type="float" office:value="0.011352">
                <text:p>0.01135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81465">
                <text:p>0.081465</text:p>
              </table:table-cell>
              <table:table-cell office:value-type="float" office:value="0.017943">
                <text:p>0.0179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27636">
                <text:p>0.127636</text:p>
              </table:table-cell>
              <table:table-cell office:value-type="float" office:value="0.026768">
                <text:p>0.02676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88425">
                <text:p>0.188425</text:p>
              </table:table-cell>
              <table:table-cell office:value-type="float" office:value="0.038272">
                <text:p>0.03827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63163">
                <text:p>0.263163</text:p>
              </table:table-cell>
              <table:table-cell office:value-type="float" office:value="0.052464">
                <text:p>0.05246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4983">
                <text:p>0.34983</text:p>
              </table:table-cell>
              <table:table-cell office:value-type="float" office:value="0.069562">
                <text:p>0.06956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4513">
                <text:p>0.44513</text:p>
              </table:table-cell>
              <table:table-cell office:value-type="float" office:value="0.089479">
                <text:p>0.0894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